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WM(CMD 'insertFrag' FRAG_ID 'internerBriefkopf')"/>Briefkopf<text:bookmark-end text:name="WM(CMD 'insertFrag' FRAG_ID 'internerBriefkopf')"/></text:p>
      <text:p text:style-name="Standard"><text:bookmark-start text:name="WM(CMD 'setType' TYPE 'normalTemplate')"/>normalTemplate<text:bookmark-end text:name="WM(CMD 'setType' TYPE 'normalTemplate')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62$Build-9016</meta:generator>
    <meta:creation-date>2006-05-23T15:04:07</meta:creation-date>
    <dc:date>2006-05-23T15:06:06</dc:date>
    <dc:language>de-DE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23"/>
  </office:meta>
</office:document-meta>
</file>